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9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3" style:family="table-cell" style:parent-style-name="Default">
      <style:table-cell-properties style:vertical-align="middle"/>
    </style:style>
    <style:style style:name="ce10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2"/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 100 Item NEO5_20 Questionnaire'.$B$126:$'IPIP 100 Item NEO5_20 Questionnaire'.$E$126])" table:allow-empty-cell="false" table:display-list="no" table:base-cell-address="'IPIP 100 Item NEO5_20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2" table:condition="of:cell-content-is-in-list([$'IPIP 100 Item NEO5_20 Questionnaire'.$B$126:$'IPIP 100 Item NEO5_20 Questionnaire'.$E$126])" table:allow-empty-cell="false" table:display-list="no" table:base-cell-address="'IPIP 100 Item NEO5_20 Questionnaire'.B104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3" table:condition="of:cell-content-is-in-list([$'IPIP 100 Item NEO5_20 Questionnaire'.$B$126:$'IPIP 100 Item NEO5_20 Questionnaire'.$E$126])" table:allow-empty-cell="false" table:display-list="no" table:base-cell-address="'IPIP 100 Item NEO5_20 Questionnaire'.C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4" table:condition="of:cell-content-is-in-list([$'IPIP 100 Item NEO5_20 Questionnaire'.$B$126:$'IPIP 100 Item NEO5_20 Questionnaire'.$E$126])" table:allow-empty-cell="false" table:display-list="no" table:base-cell-address="'IPIP 100 Item NEO5_20 Questionnaire'.C68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 100 Item NEO5_20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9" table:default-cell-style-name="ce14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100 Item Big Five Open Source Questionnaire</text:p>
          </table:table-cell>
          <table:covered-table-cell table:style-name="ce1"/>
          <table:covered-table-cell table:number-columns-repeated="4" table:style-name="ce22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2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 table:number-columns-repeated="2"/>
          <table:table-cell table:style-name="ce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tor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]);[.K7];IF(ISTEXT([.C7]);[.L7];IF(ISTEXT([.D7]);[.M7];IF(ISTEXT([.E7]);[.N7];IF(ISTEXT([.F7])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lose my composur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]);[.K8];IF(ISTEXT([.C8]);[.L8];IF(ISTEXT([.D8]);[.M8];IF(ISTEXT([.E8]);[.N8];IF(ISTEXT([.F8])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ings through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lans and stick to them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frustrated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demands on other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xacting in my work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ut for my own personal gain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hearing new idea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put my mind on the task at hand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llow through with my plan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aptivate peopl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ess things up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cept people as they ar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reatened easil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excited by new idea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ut others to piece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describe my experiences as somewhat dull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things unfinished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spect other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treat from other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22" table:content-validation-name="val1"/>
          <table:table-cell table:style-name="ce22" table:content-validation-name="val4"/>
          <table:table-cell table:style-name="ce22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ish what I start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say things beautifull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hirk my dutie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22" table:content-validation-name="val2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look for a deeper meaning in thing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filled with doubts about thing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killed in handling social situation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the conversation to a higher level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eat all people equall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the life of the part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2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</text:p>
          </table:table-cell>
          <table:covered-table-cell table:number-columns-repeated="6" table:style-name="ce22"/>
          <table:covered-table-cell table:number-columns-repeated="2" table:style-name="ce29"/>
        </table:table-row>
        <table:table-row table:style-name="ro4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2" office:value-type="string" calcext:value-type="string">
            <text:p><text:span text:style-name="T1">Items are from the TedoneItemAssignmentTable spreadsheet downloaded from</text:span> the page <text:span text:style-name="T2">at https://ipip.ori.org/ItemAssignmentTable.htm</text:span> on May 23, 2020.</text:p>
          </table:table-cell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2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5"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1">
          <table:table-cell table:style-name="ce10" office:value-type="string" calcext:value-type="string">
            <text:p>Score:</text:p>
          </table:table-cell>
          <table:table-cell table:style-name="ce15" office:value-type="string" calcext:value-type="string">
            <text:p><text:span text:style-name="T3">Raw 2</text:span>0-120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Meaning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Extraversion</text:p>
          </table:table-cell>
          <table:table-cell table:style-name="ce14" table:formula="of:=SUM([.P9]+[.P23]+[.P15]+[.P36]+[.P41]+[.P52]+[.P63]+[.P70]+[.P58]+[.P12]+[.P73]+[.P66]+[.P45]+[.P55]+[.P79]+[.P82]+[.P85]+[.P90]+[.P96]+[.P101])" office:value-type="float" office:value="0" calcext:value-type="float">
            <text:p>0</text:p>
          </table:table-cell>
          <table:table-cell table:style-name="ce14" table:formula="of:=ORG.LIBREOFFICE.RAWSUBTRACT( [.B113];20)" office:value-type="float" office:value="-20" calcext:value-type="float">
            <text:p>-20</text:p>
          </table:table-cell>
          <table:table-cell table:style-name="ce16" table:formula="of:=IF([.C113]&lt;=20;&quot;Very Low&quot;;IF([.C113]&lt;=40;&quot;Low&quot;;IF([.C113]&lt;60;&quot;Average&quot;;IF([.C113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Agreeableness</text:p>
          </table:table-cell>
          <table:table-cell table:style-name="ce14" table:formula="of:=SUM([.P5]+[.P71]+[.P14]+[.P17]+[.P21]+[.P92]+[.P26]+[.P29]+[.P33]+[.P38]+[.P44]+[.P49]+[.P53]+[.P56]+[.P62]+[.P83]+[.P89]+[.P96]+[.P97]+[.P103])" office:value-type="float" office:value="0" calcext:value-type="float">
            <text:p>0</text:p>
          </table:table-cell>
          <table:table-cell table:style-name="ce14" table:formula="of:=ORG.LIBREOFFICE.RAWSUBTRACT( [.B114];20)" office:value-type="float" office:value="-20" calcext:value-type="float">
            <text:p>-20</text:p>
          </table:table-cell>
          <table:table-cell table:style-name="ce16" table:formula="of:=IF([.C114]&lt;=20;&quot;Very Low&quot;;IF([.C114]&lt;=40;&quot;Low&quot;;IF([.C114]&lt;60;&quot;Average&quot;;IF([.C114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Conscientiousness</text:p>
          </table:table-cell>
          <table:table-cell table:style-name="ce14" table:formula="of:=SUM([.P10]+[.P20]+[.P25]+[.P6]+[.P28]+[.P31]+[.P42]+[.P46]+[.P57]+[.P59]+[.P61]+[.P69]+[.P74]+[.P35]+[.P78]+[.P80]+[.P84]+[.P86]+[.P95]+[.P99])" office:value-type="float" office:value="0" calcext:value-type="float">
            <text:p>0</text:p>
          </table:table-cell>
          <table:table-cell table:style-name="ce14" table:formula="of:=ORG.LIBREOFFICE.RAWSUBTRACT( [.B115];20)" office:value-type="float" office:value="-20" calcext:value-type="float">
            <text:p>-20</text:p>
          </table:table-cell>
          <table:table-cell table:style-name="ce16" table:formula="of:=IF([.C115]&lt;=20;&quot;Very Low&quot;;IF([.C115]&lt;=40;&quot;Low&quot;;IF([.C115]&lt;60;&quot;Average&quot;;IF([.C115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Neuroticism</text:p>
          </table:table-cell>
          <table:table-cell table:style-name="ce14" table:formula="of:=SUM([.P8]+[.P11]+[.P19]+[.P22]+[.P24]+[.P16]+[.P27]+[.P32]+[.P37]+[.P47]+[.P40]+[.P50]+[.P64]+[.P60]+[.P67]+[.P87]+[.P93]+[.P98]+[.P102]+[.P75])" office:value-type="float" office:value="0" calcext:value-type="float">
            <text:p>0</text:p>
          </table:table-cell>
          <table:table-cell table:style-name="ce14" table:formula="of:=ORG.LIBREOFFICE.RAWSUBTRACT( [.B116];20)" office:value-type="float" office:value="-20" calcext:value-type="float">
            <text:p>-20</text:p>
          </table:table-cell>
          <table:table-cell table:style-name="ce16" table:formula="of:=IF([.C116]&lt;=20;&quot;Very Low&quot;;IF([.C116]&lt;=40;&quot;Low&quot;;IF([.C116]&lt;60;&quot;Average&quot;;IF([.C116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Openness</text:p>
          </table:table-cell>
          <table:table-cell table:style-name="ce14" table:formula="of:=SUM([.P7]+[.P13]+[.P72]+[.P18]+[.P34]+[.P39]+[.P30]+[.P43]+[.P48]+[.P51]+[.P54]+[.P76]+[.P68]+[.P81]+[.P88]+[.P91]+[.P100]+[.P94]+[.P65]+[.P104])" office:value-type="float" office:value="0" calcext:value-type="float">
            <text:p>0</text:p>
          </table:table-cell>
          <table:table-cell table:style-name="ce14" table:formula="of:=ORG.LIBREOFFICE.RAWSUBTRACT( [.B117];20)" office:value-type="float" office:value="-20" calcext:value-type="float">
            <text:p>-20</text:p>
          </table:table-cell>
          <table:table-cell table:style-name="ce16" table:formula="of:=IF([.C117]&lt;=20;&quot;Very Low&quot;;IF([.C117]&lt;=40;&quot;Low&quot;;IF([.C117]&lt;60;&quot;Average&quot;;IF([.C117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9"/>
          <table:table-cell table:style-name="ce22" table:number-columns-repeated="4"/>
          <table:table-cell table:number-columns-repeated="11"/>
        </table:table-row>
        <table:table-row table:style-name="ro4">
          <table:table-cell table:style-name="ce19" office:value-type="string" calcext:value-type="string">
            <text:p>The sheet uses these values to validate the input: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99">
          <table:table-cell/>
          <table:table-cell table:style-name="ce14" table:number-columns-repeated="4"/>
          <table:table-cell table:number-columns-repeated="11"/>
        </table:table-row>
        <table:table-row table:style-name="ro4" table:number-rows-repeated="1048350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2:06:33.603661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7T14:55:50.591642397</dc:date>
    <meta:editing-duration>PT13H6M7S</meta:editing-duration>
    <meta:editing-cycles>37</meta:editing-cycles>
    <meta:document-statistic meta:table-count="1" meta:cell-count="1155" meta:object-count="0"/>
  </office:meta>
</office:document-meta>
</file>